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159.05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333333" style:font-name="Liberation Sans" fo:language="en" fo:country="GB" style:font-name-asian="Microsoft YaHei" style:font-name-complex="Mangal"/>
    </style:style>
    <style:style style:name="ce11" style:family="table-cell" style:parent-style-name="Default" style:data-style-name="N14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77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8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1" office:value-type="string" calcext:value-type="string">
            <text:p>LC-3202 BOM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tes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endor</text:p>
          </table:table-cell>
          <table:table-cell table:style-name="ce9" office:value-type="string" calcext:value-type="string">
            <text:p>Part Number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1U baseplate</text:p>
          </table:table-cell>
          <table:table-cell table:style-name="ce7" office:value-type="string" calcext:value-type="string">
            <text:p>Aluminum, anodized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/>
          <table:table-cell table:style-name="ce13" office:value-type="string" calcext:value-type="string">
            <text:p>?</text:p>
          </table:table-cell>
          <table:table-cell table:style-name="ce14" table:formula="of:=[.H4]*[.E4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6" office:value-type="string" calcext:value-type="string">
            <text:p>1U side plate</text:p>
          </table:table-cell>
          <table:table-cell table:style-name="ce7" office:value-type="string" calcext:value-type="string">
            <text:p>Aluminum, anodized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0"/>
          <table:table-cell table:style-name="ce13" office:value-type="string" calcext:value-type="string">
            <text:p>?</text:p>
          </table:table-cell>
          <table:table-cell table:style-name="ce14" table:formula="of:=[.H5]*[.E5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6" office:value-type="string" calcext:value-type="string">
            <text:p>bottom plate</text:p>
          </table:table-cell>
          <table:table-cell table:style-name="ce7" office:value-type="string" calcext:value-type="string">
            <text:p>Aluminum, anodized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/>
          <table:table-cell table:style-name="ce13" office:value-type="string" calcext:value-type="string">
            <text:p>?</text:p>
          </table:table-cell>
          <table:table-cell table:style-name="ce14" table:formula="of:=[.H6]*[.E6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6" office:value-type="string" calcext:value-type="string">
            <text:p>top plate</text:p>
          </table:table-cell>
          <table:table-cell table:style-name="ce7" office:value-type="string" calcext:value-type="string">
            <text:p>Aluminum, anodized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/>
          <table:table-cell table:style-name="ce13" office:value-type="string" calcext:value-type="string">
            <text:p>?</text:p>
          </table:table-cell>
          <table:table-cell table:style-name="ce14" table:formula="of:=[.H7]*[.E7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6" office:value-type="string" calcext:value-type="string">
            <text:p>pusher plate</text:p>
          </table:table-cell>
          <table:table-cell table:style-name="ce7" office:value-type="string" calcext:value-type="string">
            <text:p>Aluminum, anodized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/>
          <table:table-cell table:style-name="ce13" office:value-type="string" calcext:value-type="string">
            <text:p>?</text:p>
          </table:table-cell>
          <table:table-cell table:style-name="ce14" table:formula="of:=[.H8]*[.E8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8x30</text:p>
          </table:table-cell>
          <table:table-cell table:style-name="ce7" office:value-type="string" calcext:value-type="string">
            <text:p>Stainless steel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0"/>
          <table:table-cell table:style-name="ce13" office:value-type="string" calcext:value-type="string">
            <text:p>?</text:p>
          </table:table-cell>
          <table:table-cell table:style-name="ce14" table:formula="of:=[.H9]*[.E9]" office:value-type="string" office:string-value="" calcext:value-type="error">
            <text:p>#VALUE!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4x12</text:p>
          </table:table-cell>
          <table:table-cell table:style-name="ce7" office:value-type="string" calcext:value-type="string">
            <text:p>Stainless steel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6"/>
          <table:table-cell table:style-name="ce13" office:value-type="string" calcext:value-type="string">
            <text:p>?</text:p>
          </table:table-cell>
          <table:table-cell table:style-name="ce14" table:formula="of:=[.H10]*[.E10]" office:value-type="string" office:string-value="" calcext:value-type="error">
            <text:p>#VALUE!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 office:value-type="string" calcext:value-type="string">
            <text:p>Total:</text:p>
          </table:table-cell>
          <table:table-cell table:formula="of:=SUM([.I4:.I10])" office:value-type="string" office:string-value="" calcext:value-type="error">
            <text:p>#VALUE!</text:p>
          </table:table-cell>
        </table:table-row>
        <table:table-row table:style-name="ro1" table:number-rows-repeated="8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1:Sheet1.AMJ20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24P0"/>
      <style:map style:condition="value()&lt;0" style:apply-style-name="N124P1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1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1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1P0"/>
      <style:map style:condition="value()&lt;0" style:apply-style-name="N131P1"/>
    </number:currency-style>
    <number:currency-style style:name="N135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 number:language="en" number:country="US">€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5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8P0" style:volatile="true">
      <number:currency-symbol number:language="en" number:country="US"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8P1" style:volatile="true">
      <number:currency-symbol number:language="en" number:country="US">€</number:currency-symbol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8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currency-style style:name="N14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3P1" style:volatile="true">
      <number:currency-symbol number:language="en" number:country="GB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43P0"/>
      <style:map style:condition="value()&lt;0" style:apply-style-name="N143P1"/>
    </number:currency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8P0" style:volatile="true">
      <number:text>£</number:text>
      <number:number number:decimal-places="2" loext:min-decimal-places="2" number:min-integer-digits="1" number:grouping="true"/>
    </number:number-style>
    <number:number-style style:name="N148">
      <number:text>-£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£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currency-symbol number:language="en" number:country="GB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currency-symbol number:language="en" number:country="GB">€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3P2" style:volatile="true">
      <number:currency-symbol number:language="en" number:country="GB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6P0" style:volatile="true">
      <number:currency-symbol number:language="en" number:country="GB"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6P1" style:volatile="true">
      <number:currency-symbol number:language="en" number:country="GB">€</number:currency-symbol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6P2" style:volatile="true">
      <number:currency-symbol number:language="en" number:country="GB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7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71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71" number:language="en" number:country="US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3:20:18.793569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6-05-27T23:33:43.213795176</dc:date>
    <meta:editing-duration>PT1H22M55S</meta:editing-duration>
    <meta:editing-cycles>30</meta:editing-cycles>
    <meta:generator>LibreOffice/5.0.6.2$Linux_X86_64 LibreOffice_project/00$Build-2</meta:generator>
    <meta:document-statistic meta:table-count="1" meta:cell-count="56" meta:object-count="0"/>
  </office:meta>
</office:document-meta>
</file>